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andshakeHandlerTests.initHeaders( HttpHeaders http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HandshakeHandlerTests.subProtocolCapabl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HandshakeHandlerTests.subProtocolCapableHandler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ubProtocolCapableHandler.SubProtocolCapableHandler( String ... subProtoco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HandshakeHandlerTests.supported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HandshakeHandlerTests.supportedSub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ubProtocolCapableHandler.getSubProtoco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